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1" style:list-style-name="WWNum1"/>
    <style:style style:name="P2" style:family="paragraph" style:parent-style-name="List_20_1" style:list-style-name="WWNum1">
      <style:text-properties officeooo:paragraph-rsid="0001ed7d"/>
    </style:style>
    <style:style style:name="T1" style:family="text">
      <style:text-properties officeooo:rsid="0001ed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/>TCC: Sistema Operacional Debian Defesa Hacker</text:h>
      <text:h text:style-name="Heading_20_2" text:outline-level="2">1 – Planejamento e Documentação</text:h>
      <text:list text:style-name="WWNum1">
        <text:list-item>
          <text:p text:style-name="P1"><text:span text:style-name="T1">1,1 </text:span>Definir nome oficial do sistema</text:p>
        </text:list-item>
        <text:list-item>
          <text:p text:style-name="P1"><text:span text:style-name="T1">1.2 </text:span>Criar logo e identidade visual</text:p>
        </text:list-item>
        <text:list-item>
          <text:p text:style-name="P1"><text:span text:style-name="T1">1.3 </text:span>Escrever documento de escopo (objetivo, público-alvo, recursos principais)</text:p>
        </text:list-item>
        <text:list-item>
          <text:p text:style-name="P1"><text:span text:style-name="T1">1.4 </text:span>Selecionar ferramentas de segurança para vir pré-instaladas</text:p>
        </text:list-item>
        <text:list-item>
          <text:p text:style-name="P1"><text:span text:style-name="T1">1.5 </text:span>Planejar arquitetura do sistema (com/<text:span text:style-name="T1">int</text:span>erface gráfica, pacotes extras)</text:p>
        </text:list-item>
        <text:list-item>
          <text:p text:style-name="P1"><text:span text:style-name="T1">1.6 </text:span>Criar e manter Trello/Kanban para contr<text:span text:style-name="T1">ol</text:span>e do projeto</text:p>
          <text:p text:style-name="P1"/>
        </text:list-item>
      </text:list>
      <text:h text:style-name="Heading_20_2" text:outline-level="2">2 – Montagem do Sistema Base</text:h>
      <text:list text:continue-numbering="true" text:style-name="WWNum1">
        <text:list-item>
          <text:p text:style-name="P1"><text:span text:style-name="T1">2.1 </text:span>Instalar Debian em VM de teste</text:p>
        </text:list-item>
        <text:list-item>
          <text:p text:style-name="P2"><text:span text:style-name="T1">2.2 </text:span>Criar usuário padrão e configurar sudo</text:p>
        </text:list-item>
        <text:list-item>
          <text:p text:style-name="P1"><text:span text:style-name="T1">2.3 </text:span>Instalar pacotes essenciais:<text:line-break/> <text:span text:style-name="T1">2.3.1</text:span> - OpenJDK (para integração Java)<text:line-break/> <text:span text:style-name="T1">2.3.2</text:span> - Ferramentas de rede e segurança </text:p>
        </text:list-item>
        <text:list-item>
          <text:p text:style-name="P1"><text:span text:style-name="T1">2.4 </text:span>Criar scripts Bash para instalação e automação</text:p>
        </text:list-item>
        <text:list-item>
          <text:p text:style-name="P1"><text:span text:style-name="T1">2.5 </text:span>Configurar firewall e SSH seguro</text:p>
        </text:list-item>
        <text:list-item>
          <text:p text:style-name="P1"><text:span text:style-name="T1">2.6 </text:span>Ativar e configurar logs do sistema</text:p>
        </text:list-item>
      </text:list>
      <text:h text:style-name="Heading_20_2" text:outline-level="2">3 – Testes e Validação</text:h>
      <text:list text:continue-numbering="true" text:style-name="WWNum1">
        <text:list-item>
          <text:p text:style-name="P2"><text:span text:style-name="T1">3.1 </text:span>Testar todas as ferramentas de segurança</text:p>
        </text:list-item>
        <text:list-item>
          <text:p text:style-name="P2"><text:span text:style-name="T1">3.2 </text:span>Testar scripts automáticos</text:p>
        </text:list-item>
        <text:list-item>
          <text:p text:style-name="P2"><text:span text:style-name="T1">3.3 <text:s/></text:span>Validar funcionamento em diferentes resoluções e hardwares virtuais</text:p>
        </text:list-item>
        <text:list-item>
          <text:p text:style-name="P2"><text:span text:style-name="T1">3.4 </text:span>Otimizar desempenho (tempo de boot, serviços desnecessários)</text:p>
        </text:list-item>
        <text:list-item>
          <text:p text:style-name="P2"><text:span text:style-name="T1">3.5 </text:span>Documentar problemas encontrados e soluções aplicadas</text:p>
        </text:list-item>
      </text:list>
      <text:h text:style-name="Heading_20_2" text:outline-level="2">4 – Personalização e Design</text:h>
      <text:list text:continue-numbering="true" text:style-name="WWNum1">
        <text:list-item>
          <text:p text:style-name="P1"><text:span text:style-name="T1">4.1 </text:span>Criar tema visual (wallpaper, ícones, splash screen do GRUB)</text:p>
        </text:list-item>
        <text:list-item>
          <text:p text:style-name="P1"><text:span text:style-name="T1">4.2 </text:span>Personalizar terminal (prompt customizado, alias)</text:p>
        </text:list-item>
        <text:list-item>
          <text:p text:style-name="P1"><text:span text:style-name="T1">4.3 </text:span>Ajustar menus, lançadores e atalhos</text:p>
        </text:list-item>
        <text:list-item>
          <text:p text:style-name="P1"><text:span text:style-name="T1">4.4 </text:span>Inserir logo no instalador e na tela de boot</text:p>
        </text:list-item>
      </text:list>
      <text:h text:style-name="Heading_20_2" text:outline-level="2">5 – Criação da ISO</text:h>
      <text:list text:continue-numbering="true" text:style-name="WWNum1">
        <text:list-item>
          <text:p text:style-name="P1"><text:span text:style-name="T1">5.1 </text:span>Montar ISO personalizada com Debian Live Build ou Refracta Tools</text:p>
        </text:list-item>
        <text:list-item>
          <text:p text:style-name="P1"><text:span text:style-name="T1">5.2 </text:span>Testar instalação a partir da ISO em VM</text:p>
        </text:list-item>
        <text:list-item>
          <text:p text:style-name="P1"><text:span text:style-name="T1">5.3 </text:span>Testar funcionamento em máquina física</text:p>
        </text:list-item>
        <text:list-item>
          <text:p text:style-name="P1"><text:span text:style-name="T1">5.4 </text:span>Adicionar scripts pós-instalação automáticos</text:p>
        </text:list-item>
      </text:list>
      <text:h text:style-name="Heading_20_2" text:outline-level="2"><text:soft-page-break/>6 – Site e Divulgação</text:h>
      <text:list text:continue-numbering="true" text:style-name="WWNum1">
        <text:list-item>
          <text:p text:style-name="P1"><text:span text:style-name="T1">6.1 </text:span>Criar layout do site</text:p>
        </text:list-item>
        <text:list-item>
          <text:p text:style-name="P2"><text:span text:style-name="T1">6.2 </text:span>Produzir conteúdo:<text:line-break/> <text:span text:style-name="T1">6.2.1</text:span> - Apresentação do sistema<text:line-break/> <text:span text:style-name="T1">6.2.2</text:span> - Lista de recursos<text:line-break/> <text:s/><text:span text:style-name="T1">6.2.3 </text:span>- Capturas de tela<text:line-break/> <text:span text:style-name="T1">6.2.4</text:span> - Vídeo demonstrativo</text:p>
        </text:list-item>
        <text:list-item>
          <text:p text:style-name="P1"><text:span text:style-name="T1">6.3 </text:span>Adicionar botão de download da ISO</text:p>
        </text:list-item>
        <text:list-item>
          <text:p text:style-name="P1"><text:span text:style-name="T1">6.4 </text:span>Criar seção de documentação e tutoriais</text:p>
        </text:list-item>
        <text:list-item>
          <text:p text:style-name="P1"><text:span text:style-name="T1">6.5 </text:span>Hospedar site e ISO (GitHub Pages, Netlify ou servidor próprio)</text:p>
        </text:list-item>
      </text:list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2</meta:editing-cycles>
    <meta:creation-date>2013-12-23T23:15:00</meta:creation-date>
    <dc:date>2025-09-17T15:33:13.244571100</dc:date>
    <meta:editing-duration>PT10M23S</meta:editing-duration>
    <meta:generator>LibreOffice/25.2.5.2$Windows_X86_64 LibreOffice_project/03d19516eb2e1dd5d4ccd751a0d6f35f35e08022</meta:generator>
    <meta:document-statistic meta:table-count="0" meta:image-count="0" meta:object-count="0" meta:page-count="2" meta:paragraph-count="38" meta:word-count="311" meta:character-count="1863" meta:non-whitespace-character-count="1604"/>
    <meta:user-defined meta:name="AppVersion">14.0000</meta:user-defined>
    <meta:template xlink:type="simple" xlink:actuate="onRequest" xlink:title="Normal.dotm" xlink:href=""/>
  </office:meta>
</office:document-meta>
</file>